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ource Sans Pro2" svg:font-family="'Source Sans Pro', Arial, sans-serif"/>
    <style:font-face style:name="Source Sans Pro" svg:font-family="'Source Sans Pr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3" svg:font-family="'Source Sans Pro', sans-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style:font-name="Source Sans Pro3" fo:font-size="13pt" fo:letter-spacing="normal" fo:font-style="normal" fo:font-weight="normal" officeooo:rsid="001f3c99" officeooo:paragraph-rsid="001f3c99" style:font-size-asian="13pt" style:font-size-complex="13pt"/>
    </style:style>
    <style:style style:name="P2" style:family="paragraph" style:parent-style-name="Standard">
      <style:paragraph-properties fo:text-align="justify" style:justify-single-word="false"/>
      <style:text-properties fo:font-variant="normal" fo:text-transform="none" style:font-name="Source Sans Pro3" fo:font-size="13pt" fo:letter-spacing="normal" fo:font-style="normal" fo:font-weight="normal" officeooo:rsid="002223c3" officeooo:paragraph-rsid="002223c3" style:font-size-asian="13pt" style:font-size-complex="13pt"/>
    </style:style>
    <style:style style:name="P3" style:family="paragraph" style:parent-style-name="Standard">
      <style:paragraph-properties fo:text-align="justify" style:justify-single-word="false"/>
      <style:text-properties style:font-name="Source Sans Pro3" fo:font-size="13pt" officeooo:paragraph-rsid="0022385d" style:font-size-asian="13pt" style:font-size-complex="13pt"/>
    </style:style>
    <style:style style:name="P4" style:family="paragraph" style:parent-style-name="Standard">
      <style:paragraph-properties fo:text-align="justify" style:justify-single-word="false"/>
      <style:text-properties fo:font-variant="normal" fo:text-transform="none" style:font-name="Source Sans Pro3" fo:font-size="13pt" fo:letter-spacing="normal" fo:font-style="normal" fo:font-weight="normal" officeooo:rsid="0022385d" officeooo:paragraph-rsid="0022385d" style:font-size-asian="13pt" style:font-size-complex="13pt"/>
    </style:style>
    <style:style style:name="P5" style:family="paragraph" style:parent-style-name="Standard">
      <style:paragraph-properties fo:text-align="justify" style:justify-single-word="false"/>
      <style:text-properties fo:font-variant="normal" fo:text-transform="none" style:font-name="Source Sans Pro3" fo:font-size="13pt" fo:letter-spacing="normal" fo:font-style="normal" fo:font-weight="normal" officeooo:rsid="002379ba" officeooo:paragraph-rsid="002379ba" style:font-size-asian="13pt" style:font-size-complex="13pt"/>
    </style:style>
    <style:style style:name="P6" style:family="paragraph" style:parent-style-name="Standard">
      <style:paragraph-properties fo:text-align="justify" style:justify-single-word="false"/>
      <style:text-properties fo:font-variant="normal" fo:text-transform="none" style:font-name="Source Sans Pro3" fo:font-size="13pt" fo:letter-spacing="normal" fo:font-style="normal" fo:font-weight="normal" officeooo:rsid="002223c3" officeooo:paragraph-rsid="00249a18" style:font-size-asian="13pt" style:font-size-complex="13pt"/>
    </style:style>
    <style:style style:name="T1" style:family="text">
      <style:text-properties officeooo:rsid="001e81f2"/>
    </style:style>
    <style:style style:name="T2" style:family="text">
      <style:text-properties style:text-position="super 58%"/>
    </style:style>
    <style:style style:name="T3" style:family="text">
      <style:text-properties style:text-position="super 58%" officeooo:rsid="001e81f2"/>
    </style:style>
    <style:style style:name="T4" style:family="text">
      <style:text-properties fo:font-variant="normal" fo:text-transform="none" style:text-position="super 58%" fo:letter-spacing="normal" fo:font-style="normal" fo:font-weight="normal" officeooo:rsid="001f3c99"/>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e81f2"/>
    </style:style>
    <style:style style:name="T7" style:family="text">
      <style:text-properties fo:font-variant="normal" fo:text-transform="none" fo:letter-spacing="normal" fo:font-style="normal" fo:font-weight="normal" officeooo:rsid="001f3c99"/>
    </style:style>
    <style:style style:name="T8" style:family="text">
      <style:text-properties fo:font-variant="normal" fo:text-transform="none" fo:letter-spacing="normal" fo:font-style="normal" fo:font-weight="normal" officeooo:rsid="0022385d"/>
    </style:style>
    <style:style style:name="T9" style:family="text">
      <style:text-properties fo:font-variant="normal" fo:text-transform="none" fo:letter-spacing="normal" fo:font-style="normal" fo:font-weight="normal" officeooo:rsid="0022f488"/>
    </style:style>
    <style:style style:name="T10" style:family="text">
      <style:text-properties fo:language="en" fo:country="GB"/>
    </style:style>
    <style:style style:name="T11" style:family="text">
      <style:text-properties fo:language="en" fo:country="GB" officeooo:rsid="0021c0d5"/>
    </style:style>
    <style:style style:name="T12" style:family="text">
      <style:text-properties fo:color="#000000" loext:opacity="100%" style:font-name="Source Sans Pro" fo:font-size="13.1000003814697pt" officeooo:rsid="001f3c99"/>
    </style:style>
    <style:style style:name="T13" style:family="text">
      <style:text-properties fo:color="#000000" loext:opacity="100%" officeooo:rsid="001f3c99"/>
    </style:style>
    <style:style style:name="T14" style:family="text">
      <style:text-properties officeooo:rsid="001f3c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2">On Monday 2nd of November for 4CI018, Dr Herbert talked about Academic Report Writing Task, which is one of coursework for this module. This particular task is about writing a report advising a company why they should or should not hire a graduate from the university of Wolverhampton. It’s a 1500 word report and is due on 22nd of November.</text:span><text:span text:style-name="T14"><text:line-break/></text:span><text:span text:style-name="T12">I am looking forward to completing this task. I feel like writing is my weakest point and don’t like to write. My hope is, if I do a bit more of writing tasks, then my writing skills might get better and in the future, I don’t have to hide away from any writing tasks.</text:span><text:span text:style-name="T14"><text:line-break/></text:span><text:span text:style-name="T12">The Python workshop on Tuesday 3rd of November was on file and text manipulation in Python. During this workshop Dr Jeffrey demonstrated how to open a text file with Python, whether it would be for reading the content, append to the file or write to the file. He also introduced the second coursework for the module which is due on 15th of December. Spend the rest of the day working workshop task.</text:span></text:p>
      <text:p text:style-name="P6"><text:span text:style-name="T12">The python lecture on Thursday, which is delivered by Matt, was on file handling in Python. Opening a file in Python will create an abject for that file and there will be methods which can be used to modify the content of the file. There are three modes to</text:span><text:span text:style-name="T13"> </text:span><text:span text:style-name="T12">open a file in Python. If you want to read the content you can pass ‘r’ as the second argument to open() function, where the first argument will be the path, location of file. For writing to a file, the file have to be opened in ‘w’ mode, appending to a file, it has to be opened in ‘a’ mode.</text:span></text:p>
      <text:p text:style-name="P6"><text:span text:style-name="T12">On Thursday for 4CS015 workshop I have worked on task 2, which is about logic gate. I have worked on AND, OR, NOR, NAND and NOR gate. This workshop was all about understanding the basic of logic gates and to produce the truth table for each of the logic gates.</text:span></text:p>
      <text:p text:style-name="P6"><text:span text:style-name="T12">The enjoyable part of the week for me was working on logic gates. I think I kind of understand how the arithmetic logic unit (ALU) in the central processing unit (CPU) uses the logics gates to do all the mathematics which a computer is able to.</text:span></text:p>
      <text:p text:style-name="P6"><text:span text:style-name="T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ource Sans Pro2" svg:font-family="'Source Sans Pro', Arial, sans-serif"/>
    <style:font-face style:name="Source Sans Pro" svg:font-family="'Source Sans Pro',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1" svg:font-family="'Source Sans Pro'" style:font-family-generic="swiss" style:font-pitch="variable"/>
    <style:font-face style:name="Source Sans Pro3" svg:font-family="'Source Sans Pro', sans-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2T11:24:56.204177034</meta:creation-date>
    <dc:date>2020-11-07T19:16:52.090214692</dc:date>
    <meta:editing-duration>PT31M26S</meta:editing-duration>
    <meta:editing-cycles>4</meta:editing-cycles>
    <meta:generator>LibreOffice/7.0.2.2$MacOSX_X86_64 LibreOffice_project/8349ace3c3162073abd90d81fd06dcfb6b36b994</meta:generator>
    <meta:document-statistic meta:table-count="0" meta:image-count="0" meta:object-count="0" meta:page-count="1" meta:paragraph-count="4" meta:word-count="391" meta:character-count="2062" meta:non-whitespace-character-count="1675"/>
  </office:meta>
</office:document-meta>
</file>